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2921in" svg:height="7.0173in" svg:x="8.0713in" svg:y="0.0417in">
            <draw:object draw:notify-on-update-of-ranges="Sheet1.A1:Sheet1.K1 Sheet1.A2:Sheet1.K2 Sheet1.A1:Sheet1.K1 Sheet1.A3:Sheet1.K3 Sheet1.A1:Sheet1.K1 Sheet1.A4:Sheet1.K4 Sheet1.A1:Sheet1.K1 Sheet1.A5:Sheet1.K5 Sheet1.A1:Sheet1.K1 Sheet1.A6:Sheet1.K6 Sheet1.A1:Sheet1.K1 Sheet1.A7:Sheet1.K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349048">
            <text:p>0.349048</text:p>
          </table:table-cell>
          <table:table-cell office:value-type="float" office:value="0.27356">
            <text:p>0.27356</text:p>
          </table:table-cell>
          <table:table-cell office:value-type="float" office:value="0.216863">
            <text:p>0.216863</text:p>
          </table:table-cell>
          <table:table-cell office:value-type="float" office:value="0.164309">
            <text:p>0.164309</text:p>
          </table:table-cell>
          <table:table-cell office:value-type="float" office:value="0.127481">
            <text:p>0.127481</text:p>
          </table:table-cell>
          <table:table-cell office:value-type="float" office:value="0.0896536">
            <text:p>0.0896536</text:p>
          </table:table-cell>
          <table:table-cell office:value-type="float" office:value="0.0614431">
            <text:p>0.0614431</text:p>
          </table:table-cell>
          <table:table-cell office:value-type="float" office:value="0.0385261">
            <text:p>0.0385261</text:p>
          </table:table-cell>
          <table:table-cell office:value-type="float" office:value="0.0342199">
            <text:p>0.0342199</text:p>
          </table:table-cell>
          <table:table-cell office:value-type="float" office:value="0.0278209">
            <text:p>0.0278209</text:p>
          </table:table-cell>
          <table:table-cell office:value-type="float" office:value="0.0277584">
            <text:p>0.02775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341117">
            <text:p>0.341117</text:p>
          </table:table-cell>
          <table:table-cell office:value-type="float" office:value="0.254755">
            <text:p>0.254755</text:p>
          </table:table-cell>
          <table:table-cell office:value-type="float" office:value="0.194426">
            <text:p>0.194426</text:p>
          </table:table-cell>
          <table:table-cell office:value-type="float" office:value="0.154902">
            <text:p>0.154902</text:p>
          </table:table-cell>
          <table:table-cell office:value-type="float" office:value="0.119156">
            <text:p>0.119156</text:p>
          </table:table-cell>
          <table:table-cell office:value-type="float" office:value="0.085989">
            <text:p>0.085989</text:p>
          </table:table-cell>
          <table:table-cell office:value-type="float" office:value="0.0524071">
            <text:p>0.0524071</text:p>
          </table:table-cell>
          <table:table-cell office:value-type="float" office:value="0.0354602">
            <text:p>0.0354602</text:p>
          </table:table-cell>
          <table:table-cell office:value-type="float" office:value="0.0275645">
            <text:p>0.0275645</text:p>
          </table:table-cell>
          <table:table-cell office:value-type="float" office:value="0.0275323">
            <text:p>0.0275323</text:p>
          </table:table-cell>
          <table:table-cell office:value-type="float" office:value="0.0271651">
            <text:p>0.02716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337479">
            <text:p>0.337479</text:p>
          </table:table-cell>
          <table:table-cell office:value-type="float" office:value="0.255616">
            <text:p>0.255616</text:p>
          </table:table-cell>
          <table:table-cell office:value-type="float" office:value="0.190327">
            <text:p>0.190327</text:p>
          </table:table-cell>
          <table:table-cell office:value-type="float" office:value="0.149961">
            <text:p>0.149961</text:p>
          </table:table-cell>
          <table:table-cell office:value-type="float" office:value="0.118951">
            <text:p>0.118951</text:p>
          </table:table-cell>
          <table:table-cell office:value-type="float" office:value="0.0860855">
            <text:p>0.0860855</text:p>
          </table:table-cell>
          <table:table-cell office:value-type="float" office:value="0.0507263">
            <text:p>0.0507263</text:p>
          </table:table-cell>
          <table:table-cell office:value-type="float" office:value="0.0303543">
            <text:p>0.0303543</text:p>
          </table:table-cell>
          <table:table-cell office:value-type="float" office:value="0.0275824">
            <text:p>0.0275824</text:p>
          </table:table-cell>
          <table:table-cell table:number-columns-repeated="2" office:value-type="float" office:value="0.0271651">
            <text:p>0.02716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338298">
            <text:p>0.338298</text:p>
          </table:table-cell>
          <table:table-cell office:value-type="float" office:value="0.256382">
            <text:p>0.256382</text:p>
          </table:table-cell>
          <table:table-cell office:value-type="float" office:value="0.192536">
            <text:p>0.192536</text:p>
          </table:table-cell>
          <table:table-cell office:value-type="float" office:value="0.149813">
            <text:p>0.149813</text:p>
          </table:table-cell>
          <table:table-cell office:value-type="float" office:value="0.118232">
            <text:p>0.118232</text:p>
          </table:table-cell>
          <table:table-cell office:value-type="float" office:value="0.0861409">
            <text:p>0.0861409</text:p>
          </table:table-cell>
          <table:table-cell office:value-type="float" office:value="0.0500471">
            <text:p>0.0500471</text:p>
          </table:table-cell>
          <table:table-cell office:value-type="float" office:value="0.0283276">
            <text:p>0.0283276</text:p>
          </table:table-cell>
          <table:table-cell table:number-columns-repeated="3" office:value-type="float" office:value="0.0271651">
            <text:p>0.02716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338556">
            <text:p>0.338556</text:p>
          </table:table-cell>
          <table:table-cell office:value-type="float" office:value="0.25701">
            <text:p>0.25701</text:p>
          </table:table-cell>
          <table:table-cell office:value-type="float" office:value="0.193569">
            <text:p>0.193569</text:p>
          </table:table-cell>
          <table:table-cell office:value-type="float" office:value="0.150662">
            <text:p>0.150662</text:p>
          </table:table-cell>
          <table:table-cell office:value-type="float" office:value="0.118576">
            <text:p>0.118576</text:p>
          </table:table-cell>
          <table:table-cell office:value-type="float" office:value="0.0856468">
            <text:p>0.0856468</text:p>
          </table:table-cell>
          <table:table-cell office:value-type="float" office:value="0.0495244">
            <text:p>0.0495244</text:p>
          </table:table-cell>
          <table:table-cell office:value-type="float" office:value="0.027711">
            <text:p>0.027711</text:p>
          </table:table-cell>
          <table:table-cell table:number-columns-repeated="3" office:value-type="float" office:value="0.0271651">
            <text:p>0.02716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0.340405">
            <text:p>0.340405</text:p>
          </table:table-cell>
          <table:table-cell office:value-type="float" office:value="0.258033">
            <text:p>0.258033</text:p>
          </table:table-cell>
          <table:table-cell office:value-type="float" office:value="0.194169">
            <text:p>0.194169</text:p>
          </table:table-cell>
          <table:table-cell office:value-type="float" office:value="0.151537">
            <text:p>0.151537</text:p>
          </table:table-cell>
          <table:table-cell office:value-type="float" office:value="0.119232">
            <text:p>0.119232</text:p>
          </table:table-cell>
          <table:table-cell office:value-type="float" office:value="0.0850615">
            <text:p>0.0850615</text:p>
          </table:table-cell>
          <table:table-cell office:value-type="float" office:value="0.0501856">
            <text:p>0.0501856</text:p>
          </table:table-cell>
          <table:table-cell table:number-columns-repeated="4" office:value-type="float" office:value="0.0271651">
            <text:p>0.02716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0T17:29:48</dc:date>
    <meta:document-statistic meta:table-count="1" meta:cell-count="83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03cm" svg:height="17.825cm" xlink:href=".." xlink:type="simple" chart:class="chart:scatter" chart:style-name="ch1">
        <chart:legend chart:legend-position="end" svg:x="21.305cm" svg:y="7.368cm" style:legend-expansion="high" chart:style-name="ch2"/>
        <chart:plot-area chart:style-name="ch3" table:cell-range-address="Sheet1.A1:Sheet1.K7" svg:x="0.921cm" svg:y="0.192cm" svg:width="19.438cm" svg:height="17.482cm">
          <chartooo:coordinate-region svg:x="1.833cm" svg:y="0.392cm" svg:width="18.061cm" svg:height="16.6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K2" chart:class="chart:scatter">
            <chart:domain table:cell-range-address="Sheet1.A1:Sheet1.K1"/>
            <chart:data-point chart:repeated="11"/>
          </chart:series>
          <chart:series chart:style-name="ch8" chart:values-cell-range-address="Sheet1.A3:Sheet1.K3" chart:class="chart:scatter">
            <chart:data-point chart:repeated="11"/>
          </chart:series>
          <chart:series chart:style-name="ch9" chart:values-cell-range-address="Sheet1.A4:Sheet1.K4" chart:class="chart:scatter">
            <chart:data-point chart:repeated="11"/>
          </chart:series>
          <chart:series chart:style-name="ch10" chart:values-cell-range-address="Sheet1.A5:Sheet1.K5" chart:class="chart:scatter">
            <chart:data-point chart:repeated="11"/>
          </chart:series>
          <chart:series chart:style-name="ch11" chart:values-cell-range-address="Sheet1.A6:Sheet1.K6" chart:class="chart:scatter">
            <chart:data-point chart:repeated="11"/>
          </chart:series>
          <chart:series chart:style-name="ch12" chart:values-cell-range-address="Sheet1.A7:Sheet1.K7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1:Sheet1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349048">
                <text:p>0.349048</text:p>
                <draw:g>
                  <svg:desc>Sheet1.A2:Sheet1.K2</svg:desc>
                </draw:g>
              </table:table-cell>
              <table:table-cell office:value-type="float" office:value="0.27356">
                <text:p>0.27356</text:p>
              </table:table-cell>
              <table:table-cell office:value-type="float" office:value="0.216863">
                <text:p>0.216863</text:p>
              </table:table-cell>
              <table:table-cell office:value-type="float" office:value="0.164309">
                <text:p>0.164309</text:p>
              </table:table-cell>
              <table:table-cell office:value-type="float" office:value="0.127481">
                <text:p>0.127481</text:p>
              </table:table-cell>
              <table:table-cell office:value-type="float" office:value="0.0896536">
                <text:p>0.0896536</text:p>
              </table:table-cell>
              <table:table-cell office:value-type="float" office:value="0.0614431">
                <text:p>0.0614431</text:p>
              </table:table-cell>
              <table:table-cell office:value-type="float" office:value="0.0385261">
                <text:p>0.0385261</text:p>
              </table:table-cell>
              <table:table-cell office:value-type="float" office:value="0.0342199">
                <text:p>0.0342199</text:p>
              </table:table-cell>
              <table:table-cell office:value-type="float" office:value="0.0278209">
                <text:p>0.0278209</text:p>
              </table:table-cell>
              <table:table-cell office:value-type="float" office:value="0.0277584">
                <text:p>0.0277584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341117">
                <text:p>0.341117</text:p>
                <draw:g>
                  <svg:desc>Sheet1.A3:Sheet1.K3</svg:desc>
                </draw:g>
              </table:table-cell>
              <table:table-cell office:value-type="float" office:value="0.254755">
                <text:p>0.254755</text:p>
              </table:table-cell>
              <table:table-cell office:value-type="float" office:value="0.194426">
                <text:p>0.194426</text:p>
              </table:table-cell>
              <table:table-cell office:value-type="float" office:value="0.154902">
                <text:p>0.154902</text:p>
              </table:table-cell>
              <table:table-cell office:value-type="float" office:value="0.119156">
                <text:p>0.119156</text:p>
              </table:table-cell>
              <table:table-cell office:value-type="float" office:value="0.085989">
                <text:p>0.085989</text:p>
              </table:table-cell>
              <table:table-cell office:value-type="float" office:value="0.0524071">
                <text:p>0.0524071</text:p>
              </table:table-cell>
              <table:table-cell office:value-type="float" office:value="0.0354602">
                <text:p>0.0354602</text:p>
              </table:table-cell>
              <table:table-cell office:value-type="float" office:value="0.0275645">
                <text:p>0.0275645</text:p>
              </table:table-cell>
              <table:table-cell office:value-type="float" office:value="0.0275323">
                <text:p>0.0275323</text:p>
              </table:table-cell>
              <table:table-cell office:value-type="float" office:value="0.0271651">
                <text:p>0.0271651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337479">
                <text:p>0.337479</text:p>
                <draw:g>
                  <svg:desc>Sheet1.A4:Sheet1.K4</svg:desc>
                </draw:g>
              </table:table-cell>
              <table:table-cell office:value-type="float" office:value="0.255616">
                <text:p>0.255616</text:p>
              </table:table-cell>
              <table:table-cell office:value-type="float" office:value="0.190327">
                <text:p>0.190327</text:p>
              </table:table-cell>
              <table:table-cell office:value-type="float" office:value="0.149961">
                <text:p>0.149961</text:p>
              </table:table-cell>
              <table:table-cell office:value-type="float" office:value="0.118951">
                <text:p>0.118951</text:p>
              </table:table-cell>
              <table:table-cell office:value-type="float" office:value="0.0860855">
                <text:p>0.0860855</text:p>
              </table:table-cell>
              <table:table-cell office:value-type="float" office:value="0.0507263">
                <text:p>0.0507263</text:p>
              </table:table-cell>
              <table:table-cell office:value-type="float" office:value="0.0303543">
                <text:p>0.0303543</text:p>
              </table:table-cell>
              <table:table-cell office:value-type="float" office:value="0.0275824">
                <text:p>0.0275824</text:p>
              </table:table-cell>
              <table:table-cell office:value-type="float" office:value="0.0271651">
                <text:p>0.0271651</text:p>
              </table:table-cell>
              <table:table-cell office:value-type="float" office:value="0.0271651">
                <text:p>0.027165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338298">
                <text:p>0.338298</text:p>
                <draw:g>
                  <svg:desc>Sheet1.A5:Sheet1.K5</svg:desc>
                </draw:g>
              </table:table-cell>
              <table:table-cell office:value-type="float" office:value="0.256382">
                <text:p>0.256382</text:p>
              </table:table-cell>
              <table:table-cell office:value-type="float" office:value="0.192536">
                <text:p>0.192536</text:p>
              </table:table-cell>
              <table:table-cell office:value-type="float" office:value="0.149813">
                <text:p>0.149813</text:p>
              </table:table-cell>
              <table:table-cell office:value-type="float" office:value="0.118232">
                <text:p>0.118232</text:p>
              </table:table-cell>
              <table:table-cell office:value-type="float" office:value="0.0861409">
                <text:p>0.0861409</text:p>
              </table:table-cell>
              <table:table-cell office:value-type="float" office:value="0.0500471">
                <text:p>0.0500471</text:p>
              </table:table-cell>
              <table:table-cell office:value-type="float" office:value="0.0283276">
                <text:p>0.0283276</text:p>
              </table:table-cell>
              <table:table-cell office:value-type="float" office:value="0.0271651">
                <text:p>0.0271651</text:p>
              </table:table-cell>
              <table:table-cell office:value-type="float" office:value="0.0271651">
                <text:p>0.0271651</text:p>
              </table:table-cell>
              <table:table-cell office:value-type="float" office:value="0.0271651">
                <text:p>0.027165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338556">
                <text:p>0.338556</text:p>
                <draw:g>
                  <svg:desc>Sheet1.A6:Sheet1.K6</svg:desc>
                </draw:g>
              </table:table-cell>
              <table:table-cell office:value-type="float" office:value="0.25701">
                <text:p>0.25701</text:p>
              </table:table-cell>
              <table:table-cell office:value-type="float" office:value="0.193569">
                <text:p>0.193569</text:p>
              </table:table-cell>
              <table:table-cell office:value-type="float" office:value="0.150662">
                <text:p>0.150662</text:p>
              </table:table-cell>
              <table:table-cell office:value-type="float" office:value="0.118576">
                <text:p>0.118576</text:p>
              </table:table-cell>
              <table:table-cell office:value-type="float" office:value="0.0856468">
                <text:p>0.0856468</text:p>
              </table:table-cell>
              <table:table-cell office:value-type="float" office:value="0.0495244">
                <text:p>0.0495244</text:p>
              </table:table-cell>
              <table:table-cell office:value-type="float" office:value="0.027711">
                <text:p>0.027711</text:p>
              </table:table-cell>
              <table:table-cell office:value-type="float" office:value="0.0271651">
                <text:p>0.0271651</text:p>
              </table:table-cell>
              <table:table-cell office:value-type="float" office:value="0.0271651">
                <text:p>0.0271651</text:p>
              </table:table-cell>
              <table:table-cell office:value-type="float" office:value="0.0271651">
                <text:p>0.027165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340405">
                <text:p>0.340405</text:p>
                <draw:g>
                  <svg:desc>Sheet1.A7:Sheet1.K7</svg:desc>
                </draw:g>
              </table:table-cell>
              <table:table-cell office:value-type="float" office:value="0.258033">
                <text:p>0.258033</text:p>
              </table:table-cell>
              <table:table-cell office:value-type="float" office:value="0.194169">
                <text:p>0.194169</text:p>
              </table:table-cell>
              <table:table-cell office:value-type="float" office:value="0.151537">
                <text:p>0.151537</text:p>
              </table:table-cell>
              <table:table-cell office:value-type="float" office:value="0.119232">
                <text:p>0.119232</text:p>
              </table:table-cell>
              <table:table-cell office:value-type="float" office:value="0.0850615">
                <text:p>0.0850615</text:p>
              </table:table-cell>
              <table:table-cell office:value-type="float" office:value="0.0501856">
                <text:p>0.0501856</text:p>
              </table:table-cell>
              <table:table-cell office:value-type="float" office:value="0.0271651">
                <text:p>0.0271651</text:p>
              </table:table-cell>
              <table:table-cell office:value-type="float" office:value="0.0271651">
                <text:p>0.0271651</text:p>
              </table:table-cell>
              <table:table-cell office:value-type="float" office:value="0.0271651">
                <text:p>0.0271651</text:p>
              </table:table-cell>
              <table:table-cell office:value-type="float" office:value="0.0271651">
                <text:p>0.0271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